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list-style-name="L1">
      <style:text-properties fo:font-size="18pt" style:font-size-asian="18pt" style:font-size-complex="18pt"/>
    </style:style>
    <style:style style:name="P4" style:family="paragraph" style:parent-style-name="Standard" style:list-style-name="L2">
      <style:text-properties fo:font-size="18pt" style:font-size-asian="18pt" style:font-size-complex="18pt"/>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1: <text:s text:c="59"/>Date: </text:p>
      <text:p text:style-name="P1">Name 2:</text:p>
      <text:p text:style-name="P1"/>
      <text:p text:style-name="P1">Babies</text:p>
      <text:p text:style-name="P2"/>
      <text:p text:style-name="P2">At birth, there is one baby (twins would be represented by two births), one mother, any number of nurses, and any number of doctors. Suppose, therefore, that we have the entity sets Babies, Mothers, Nurses, and Doctors.</text:p>
      <text:p text:style-name="P2"/>
      <text:p text:style-name="P2">Suppose we also use a relationship Births, with connects these four entity sets. Note that a tuple of the relationship set of Births has the form (baby, mother, nurse, doctor)</text:p>
      <text:p text:style-name="P2"/>
      <text:p text:style-name="P2">There are certain assumptions that we might wish to incorporate into our design:</text:p>
      <text:p text:style-name="P2"/>
      <text:p text:style-name="P2"><text:tab/>a) For every baby, there is a unique mother</text:p>
      <text:p text:style-name="P2"/>
      <text:p text:style-name="P2"><text:tab/>b) For every combination of a baby, nurse, and doctor, there is a unique mother</text:p>
      <text:p text:style-name="P2"/>
      <text:list xml:id="list20088585791" text:style-name="L1">
        <text:list-item>
          <text:p text:style-name="P3">For every combination of a baby and a mother, there is a unique doctor</text:p>
          <text:p text:style-name="P3"/>
        </text:list-item>
      </text:list>
      <text:list xml:id="list1988528264" text:style-name="L2">
        <text:list-item>
          <text:p text:style-name="P4">What are the Functional Dependencies of this rel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5T15:32:14</meta:creation-date>
    <dc:date>2012-10-01T15:02:05</dc:date>
    <meta:editing-duration>PT15M5S</meta:editing-duration>
    <meta:editing-cycles>11</meta:editing-cycles>
    <meta:generator>LibreOffice/3.5$Linux_x86 LibreOffice_project/350m1$Build-2</meta:generator>
    <dc:creator>anon </dc:creator>
    <meta:document-statistic meta:table-count="0" meta:image-count="0" meta:object-count="0" meta:page-count="1" meta:paragraph-count="10" meta:word-count="134" meta:character-count="741" meta:non-whitespace-character-count="627"/>
  </office:meta>
</office:document-meta>
</file>